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eehive1-subtitle">
      <style:graphic-properties draw:fill-color="#ffffff" fo:min-height="12.195cm" loext:decorative="false"/>
      <style:paragraph-properties style:writing-mode="lr-tb"/>
    </style:style>
    <style:style style:name="pr11" style:family="presentation" style:parent-style-name="Beehive1_5f_-subtitle">
      <style:graphic-properties draw:fill-color="#ffffff" fo:min-height="12.195cm" loext:decorative="false"/>
      <style:paragraph-properties style:writing-mode="lr-tb"/>
    </style:style>
    <style:style style:name="pr12" style:family="presentation" style:parent-style-name="Beehi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top="0.42cm" fo:margin-bottom="0.35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style:text-position="0% 100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c9211e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Persistent interaction patterns across social media platforms and over time https://api.semanticscholar.org/CorpusID:268550181</presentation:footer-decl>
      <presentation:footer-decl presentation:name="ftr2">Cornell eRulemaking Initiative - https://scholarship.law.cornell.edu/ceri/21</presentation:footer-decl>
      <presentation:footer-decl presentation:name="ftr3">[2] How to disagree well: Investigating the dispute tactics used on Wikipedia - https://arxiv.org/abs/2212.08353</presentation:footer-decl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Prompting strategies for Synthetic Dialogue Experiment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Dimitris Tsirmpa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What we will be talking about</text:p>
          </draw:text-box>
        </draw:frame>
        <draw:frame presentation:style-name="pr5" draw:layer="layout" svg:width="25cm" svg:height="9cm" svg:x="1.67cm" svg:y="3.5cm" presentation:class="outline" presentation:user-transformed="true">
          <draw:text-box>
            <text:list text:style-name="L2">
              <text:list-item>
                <text:p text:style-name="P4">Defining a policy – Moderator prompts</text:p>
              </text:list-item>
              <text:list-item>
                <text:p text:style-name="P4">Breaking the policy – User prompts</text:p>
              </text:list-item>
              <text:list-item>
                <text:p text:style-name="P4">The “Moderation Game” prom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eehive1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efining Policy – What do we want to see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How would the ideal conversation be like?</text:p>
                <text:list>
                  <text:list-item>
                    <text:p>Deliberative discussion; agreement is not necessarily a priority</text:p>
                    <text:list>
                      <text:list-item>
                        <text:p>There is no “winning” the argument</text:p>
                      </text:list-item>
                    </text:list>
                  </text:list-item>
                  <text:list-item>
                    <text:p>Respectful discussion makes users consider other opinions <text:span text:style-name="T1">[1]</text:span></text:p>
                  </text:list-item>
                  <text:list-item>
                    <text:p><text:span text:style-name="T1">Discussion should be de-polariz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eehive1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fining Policy – Moderator Guidelines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Keep interventions to a minimum</text:span></text:p>
              </text:list-item>
              <text:list-item>
                <text:p text:style-name="P5"><text:span text:style-name="T2">Keep the discussion civil and on-point</text:span></text:p>
              </text:list-item>
              <text:list-item>
                <text:p text:style-name="P5"><text:span text:style-name="T2">Try to avoid overtly threatening to ban users</text:span></text:p>
              </text:list-item>
              <text:list-item>
                <text:p text:style-name="P5"><text:span text:style-name="T2"><text:s/></text:span><text:span text:style-name="T2">Bans should be used as a last res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1" presentation:use-footer-name="ftr2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fining Policy – Moderator Prompt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Remain neutral; do not take a position or form biases.</text:span></text:p>
              </text:list-item>
              <text:list-item>
                <text:p text:style-name="P5"><text:span text:style-name="T2">Resist the impulse to respond immediately. Read and reflect to understand </text:span><text:span text:style-name="T2">the comment fully.</text:span></text:p>
              </text:list-item>
              <text:list-item>
                <text:p text:style-name="P5"><text:span text:style-name="T2">Ask purposeful questions, as you may only have one chance to interact with </text:span><text:span text:style-name="T2">a commenter.</text:span></text:p>
              </text:list-item>
              <text:list-item>
                <text:p text:style-name="P5"><text:span text:style-name="T2">Avoid evaluative or condescending responses.</text:span></text:p>
              </text:list-item>
              <text:list-item>
                <text:p text:style-name="P5"><text:span text:style-name="T2">Use short sentences and common words. Avoid technical terms.</text:span></text:p>
              </text:list-item>
              <text:list-item>
                <text:p text:style-name="P5"><text:span text:style-name="T2">If unsure, rephrase what you think the commenter is saying at the start of </text:span><text:span text:style-name="T2">your response.</text:span></text:p>
              </text:list-item>
              <text:list-item>
                <text:p text:style-name="P5"><text:span text:style-name="T2">Be aware of </text:span><text:span text:style-name="T3">unconscious biases</text:span><text:span text:style-name="T2">. Strive to understand the basis and </text:span><text:span text:style-name="T2">reasoning of each commenter's clai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Breaking Policy – The real world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Online discussions less than ideal most of the time</text:p>
                <text:list>
                  <text:list-item>
                    <text:p>Anonymity makes people less likely to consider other people argue in good faith [1]</text:p>
                  </text:list-item>
                  <text:list-item>
                    <text:p>Personal attacks common – significantly increase the chance of the conversation collapsing [2]</text:p>
                  </text:list-item>
                  <text:list-item>
                    <text:p>People resist changing their beliefs</text:p>
                  </text:list-item>
                </text:list>
              </text:list-item>
              <text:list-item>
                <text:p>These are all aspects that our LLM users should <text:span text:style-name="T4">follow</text:span> while talking with each o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Breaking Policy – User Prompt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You should defend your position if possible</text:span></text:p>
              </text:list-item>
              <text:list-item>
                <text:p><text:span text:style-name="T2">Attacks against the opponents are encouraged, as long as you can get </text:span><text:span text:style-name="T2">away with it</text:span></text:p>
              </text:list-item>
              <text:list-item>
                <text:p><text:span text:style-name="T2">Do not get banned from the discussion - Instant game o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3T32" presentation:use-footer-name="ftr3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The Moderation G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oderation Game - Moderator</text:p>
          </draw:text-box>
        </draw:frame>
        <draw:frame presentation:style-name="pr8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Intervene: -1 points</text:span></text:p>
              </text:list-item>
              <text:list-item>
                <text:p text:style-name="P5"><text:span text:style-name="T2">Threatened ban: -1 points</text:span></text:p>
              </text:list-item>
              <text:list-item>
                <text:p text:style-name="P5"><text:span text:style-name="T2">Intervention led to better behavior: +3 points</text:span></text:p>
              </text:list-item>
              <text:list-item>
                <text:p text:style-name="P5"><text:span text:style-name="T2">Banned a participant: -5 po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oderation Game - User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Defend your position: +1 points</text:span></text:p>
              </text:list-item>
              <text:list-item>
                <text:p text:style-name="P5"><text:span text:style-name="T2"><text:s/></text:span><text:span text:style-name="T2">Provoke a toxic answer from your opponent: +2 points</text:span></text:p>
              </text:list-item>
              <text:list-item>
                <text:p text:style-name="P5"><text:span text:style-name="T2"><text:s/></text:span><text:span text:style-name="T2">Get away with attacking your opponent: +1 points</text:span></text:p>
              </text:list-item>
              <text:list-item>
                <text:p text:style-name="P5"><text:span text:style-name="T2"><text:s/></text:span><text:span text:style-name="T2">Concede to an opponent's view: -0.5 points</text:span></text:p>
              </text:list-item>
              <text:list-item>
                <text:p text:style-name="P5"><text:span text:style-name="T2"><text:s/></text:span><text:span text:style-name="T5">Get banned from the discussion: -20 po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eehive1_5f_" presentation:presentation-page-layout-name="AL3T32" presentation:use-footer-name="ftr3">
        <office:forms form:automatic-focus="false" form:apply-design-mode="false"/>
        <draw:frame presentation:style-name="pr11" draw:text-style-name="P3" draw:layer="layout" svg:width="25.199cm" svg:height="12.195cm" svg:x="1.4cm" svg:y="0.627cm" presentation:class="subtitle">
          <draw:text-box>
            <text:p>Questions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28:15.948316916</meta:creation-date>
    <meta:editing-duration>PT5M28S</meta:editing-duration>
    <meta:editing-cycles>3</meta:editing-cycles>
    <meta:generator>LibreOffice/24.2.5.2$Linux_X86_64 LibreOffice_project/420$Build-2</meta:generator>
    <dc:title>Beehive</dc:title>
    <dc:date>2024-09-11T13:54:27.456053081</dc:date>
    <meta:document-statistic meta:object-count="220"/>
  </office:meta>
</office:document-meta>
</file>